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f367" officeooo:paragraph-rsid="001cf367"/>
    </style:style>
    <style:style style:name="P2" style:family="paragraph" style:parent-style-name="Standard">
      <style:text-properties officeooo:rsid="001cf367" officeooo:paragraph-rsid="001cf367"/>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f367" officeooo:paragraph-rsid="001cf367" style:font-size-asian="24pt" style:font-weight-asian="bold" style:font-size-complex="24pt" style:font-weight-complex="bold"/>
    </style:style>
    <style:style style:name="P4" style:family="paragraph" style:parent-style-name="Standard">
      <style:text-properties officeooo:rsid="001e5672" officeooo:paragraph-rsid="001e5672"/>
    </style:style>
    <style:style style:name="P5" style:family="paragraph" style:parent-style-name="Standard">
      <style:text-properties officeooo:rsid="0024ed87" officeooo:paragraph-rsid="0024ed87"/>
    </style:style>
    <style:style style:name="P6" style:family="paragraph" style:parent-style-name="Standard">
      <style:paragraph-properties fo:break-before="page"/>
      <style:text-properties officeooo:rsid="001e5672" officeooo:paragraph-rsid="001e5672"/>
    </style:style>
    <style:style style:name="P7" style:family="paragraph" style:parent-style-name="Standard" style:list-style-name="L1">
      <style:text-properties officeooo:rsid="001e5672" officeooo:paragraph-rsid="001e5672"/>
    </style:style>
    <style:style style:name="P8" style:family="paragraph" style:parent-style-name="Standard" style:list-style-name="L2">
      <style:text-properties officeooo:rsid="001e5672" officeooo:paragraph-rsid="001e5672"/>
    </style:style>
    <style:style style:name="P9" style:family="paragraph" style:parent-style-name="Standard" style:list-style-name="">
      <style:text-properties officeooo:rsid="001e5672" officeooo:paragraph-rsid="001e5672"/>
    </style:style>
    <style:style style:name="P10" style:family="paragraph" style:parent-style-name="Standard" style:list-style-name="L2">
      <style:text-properties officeooo:rsid="001f0ffc" officeooo:paragraph-rsid="001f0ffc"/>
    </style:style>
    <style:style style:name="P11" style:family="paragraph" style:parent-style-name="Standard" style:list-style-name="L3">
      <style:text-properties officeooo:rsid="001f0ffc" officeooo:paragraph-rsid="001f0ffc"/>
    </style:style>
    <style:style style:name="P12" style:family="paragraph" style:parent-style-name="Standard" style:list-style-name="L3">
      <style:text-properties officeooo:rsid="001f0ffc" officeooo:paragraph-rsid="00231acd"/>
    </style:style>
    <style:style style:name="P13" style:family="paragraph" style:parent-style-name="Standard" style:list-style-name="L3">
      <style:text-properties fo:font-size="14pt" fo:font-weight="bold" officeooo:rsid="001e5672" officeooo:paragraph-rsid="001e5672" style:font-weight-asian="bold" style:font-weight-complex="bold"/>
    </style:style>
    <style:style style:name="P14" style:family="paragraph" style:parent-style-name="Standard" style:list-style-name="L3">
      <style:text-properties officeooo:rsid="001fa3a3" officeooo:paragraph-rsid="00231acd"/>
    </style:style>
    <style:style style:name="P15" style:family="paragraph" style:parent-style-name="Standard" style:list-style-name="L3">
      <style:text-properties officeooo:rsid="00231acd" officeooo:paragraph-rsid="00231acd"/>
    </style:style>
    <style:style style:name="P16" style:family="paragraph" style:parent-style-name="Standard" style:list-style-name="L3">
      <style:text-properties officeooo:rsid="00246831" officeooo:paragraph-rsid="00246831"/>
    </style:style>
    <style:style style:name="P17" style:family="paragraph" style:parent-style-name="Standard" style:list-style-name="L3">
      <style:text-properties officeooo:rsid="00246831" officeooo:paragraph-rsid="0024ed87"/>
    </style:style>
    <style:style style:name="P18" style:family="paragraph" style:parent-style-name="Standard" style:list-style-name="L3">
      <style:text-properties officeooo:rsid="0024ed87" officeooo:paragraph-rsid="0024ed87"/>
    </style:style>
    <style:style style:name="P19" style:family="paragraph" style:parent-style-name="Standard" style:list-style-name="L3">
      <style:text-properties officeooo:rsid="0024ed87" officeooo:paragraph-rsid="00268c45"/>
    </style:style>
    <style:style style:name="P20" style:family="paragraph" style:parent-style-name="Standard" style:list-style-name="L3">
      <style:text-properties officeooo:rsid="00268c45" officeooo:paragraph-rsid="00268c45"/>
    </style:style>
    <style:style style:name="P21" style:family="paragraph" style:parent-style-name="Standard" style:list-style-name="L3">
      <style:text-properties officeooo:rsid="0027e1de" officeooo:paragraph-rsid="0027e1de"/>
    </style:style>
    <style:style style:name="P22" style:family="paragraph" style:parent-style-name="Standard" style:list-style-name="L3">
      <style:text-properties fo:font-size="10pt" officeooo:rsid="0027e1de" officeooo:paragraph-rsid="0027e1de"/>
    </style:style>
    <style:style style:name="P23" style:family="paragraph" style:parent-style-name="Standard" style:list-style-name="L3">
      <style:text-properties officeooo:rsid="0028b143" officeooo:paragraph-rsid="0028b143"/>
    </style:style>
    <style:style style:name="P24" style:family="paragraph" style:parent-style-name="Standard" style:list-style-name="L3">
      <style:text-properties officeooo:rsid="002a47e8" officeooo:paragraph-rsid="002a47e8"/>
    </style:style>
    <style:style style:name="P25" style:family="paragraph" style:parent-style-name="Standard" style:list-style-name="L3">
      <style:text-properties officeooo:rsid="002b3088" officeooo:paragraph-rsid="002b3088"/>
    </style:style>
    <style:style style:name="P26" style:family="paragraph" style:parent-style-name="Standard" style:list-style-name="L3">
      <style:text-properties officeooo:rsid="002b3088" officeooo:paragraph-rsid="002c8fba"/>
    </style:style>
    <style:style style:name="P27" style:family="paragraph" style:parent-style-name="Standard" style:list-style-name="L3">
      <style:text-properties officeooo:rsid="002c8fba" officeooo:paragraph-rsid="002c8fba"/>
    </style:style>
    <style:style style:name="P28" style:family="paragraph" style:parent-style-name="Standard" style:list-style-name="L3">
      <style:paragraph-properties fo:break-before="page"/>
      <style:text-properties officeooo:rsid="0024ed87" officeooo:paragraph-rsid="0024ed87"/>
    </style:style>
    <style:style style:name="P29" style:family="paragraph" style:parent-style-name="Standard" style:list-style-name="L3">
      <style:paragraph-properties fo:break-before="page"/>
      <style:text-properties fo:font-size="14pt" fo:font-weight="bold" officeooo:rsid="002a47e8" officeooo:paragraph-rsid="002a47e8" style:font-weight-asian="bold" style:font-weight-complex="bold"/>
    </style:style>
    <style:style style:name="T1" style:family="text">
      <style:text-properties officeooo:rsid="001fa3a3"/>
    </style:style>
    <style:style style:name="T2" style:family="text">
      <style:text-properties officeooo:rsid="00268c45"/>
    </style:style>
    <style:style style:name="T3" style:family="text">
      <style:text-properties officeooo:rsid="0027e1de"/>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officeooo:rsid="0028b143"/>
    </style:style>
    <style:style style:name="T7" style:family="text">
      <style:text-properties officeooo:rsid="002b3088"/>
    </style:style>
    <style:style style:name="T8" style:family="text">
      <style:text-properties officeooo:rsid="002c8f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ut-on atteindre la vérité ?</text:p>
      <text:p text:style-name="P2"/>
      <text:p text:style-name="P2">Peut-on : 2 sens </text:p>
      <text:p text:style-name="P2"><text:tab/>La possibilité et la légitimité </text:p>
      <text:p text:style-name="P2"><text:tab/>En l’occurrence : on s’interroge sur la possibilité </text:p>
      <text:p text:style-name="P2"/>
      <text:p text:style-name="P2">Atteindre : verbe spatial </text:p>
      <text:p text:style-name="P2"><text:tab/>Passage d’un état à un autre </text:p>
      <text:p text:style-name="P2"><text:tab/>En l’occurrence : Passage d’un état d’ignorance ou d’erreur à un état de connaissance </text:p>
      <text:p text:style-name="P2"/>
      <text:p text:style-name="P2">Il faut distinguer la connaissance de l’opinion </text:p>
      <text:p text:style-name="P2"><text:tab/>Une opinion peut être vraie ou fausse </text:p>
      <text:p text:style-name="P2"><text:tab/>Mais une opinion n’est pas ou mal fondée </text:p>
      <text:p text:style-name="P2"><text:tab/><text:tab/>Traditionnellement, on oppose l’opinion au jugement </text:p>
      <text:p text:style-name="P2"><text:tab/><text:tab/><text:tab/>Si on peut argumenter sur l’opinion, ça devient un jugement </text:p>
      <text:p text:style-name="P2"/>
      <text:p text:style-name="P2">On va prendre la vérité dans le sens le plus courant </text:p>
      <text:p text:style-name="P2"><text:tab/>L’adéquation entre la pensée ou le discours, et les choses </text:p>
      <text:p text:style-name="P2"><text:tab/>La vérité est un discours en accord avec la réalité </text:p>
      <text:p text:style-name="P2"/>
      <text:p text:style-name="P2"/>
      <text:p text:style-name="P4">Problématique :</text:p>
      <text:list xml:id="list8266523099881998568" text:style-name="L1">
        <text:list-item>
          <text:p text:style-name="P7">On ne peut atteindre la vérité car il y a du désaccord dans la vie quotidienne </text:p>
        </text:list-item>
        <text:list-item>
          <text:p text:style-name="P7">Si on ne pouvait pas atteindre la vérité, on ne la chercherait pas </text:p>
        </text:list-item>
      </text:list>
      <text:p text:style-name="P4"/>
      <text:p text:style-name="P4">Enjeux :</text:p>
      <text:list xml:id="list430944589622689045" text:style-name="L2">
        <text:list-item>
          <text:p text:style-name="P8">Si on ne peut pas atteindre la vérité, il n’y aura pas de bonnes ou mauvaises manières de conduire sa vie</text:p>
          <text:list>
            <text:list-header>
              <text:p text:style-name="P10">On ne pourrait pas condamner un mauvais régime</text:p>
            </text:list-header>
          </text:list>
        </text:list-item>
      </text:list>
      <text:p text:style-name="P4"/>
      <text:p text:style-name="P4"/>
      <text:p text:style-name="P6"/>
      <text:list xml:id="list2904022655505737775" text:style-name="L3">
        <text:list-item>
          <text:p text:style-name="P13">Il paraît impossible d’atteindre la vérité à cause du doute sceptique </text:p>
          <text:list>
            <text:list-item>
              <text:p text:style-name="P11">Le désaccord, l’argument de la contradiction des philosophes, de la discordance</text:p>
              <text:list>
                <text:list-item>
                  <text:p text:style-name="P12">Nous découvrons qu’à propos de la chose examinée, <text:span text:style-name="T1">il s’est trouvé aussi bien dans la vie quotidienne que parmi les philosophes une dissension (un désaccord) indécidable qui nous empêche de choisir quelque chose ou de le rejeter, nous menant finalement à la suspension de l’assentiment</text:span></text:p>
                </text:list-item>
                <text:list-item>
                  <text:p text:style-name="P14">Exemple : La controverse sur l’existence de Dieu</text:p>
                  <text:list>
                    <text:list-header>
                      <text:p text:style-name="P15">Pour certains, on peut démontrer son existence ou le contraire, </text:p>
                      <text:p text:style-name="P15">Pour d’autre, on ne peut pas</text:p>
                    </text:list-header>
                  </text:list>
                </text:list-item>
              </text:list>
            </text:list-item>
          </text:list>
          <text:p text:style-name="P15">Deux séries d’arguments :</text:p>
          <text:list>
            <text:list-item>
              <text:list>
                <text:list-item>
                  <text:list>
                    <text:list-item>
                      <text:list>
                        <text:list-header>
                          <text:p text:style-name="P22">Sextus Empiricus (II<text:span text:style-name="T5">e</text:span> s ap J.-C) <text:span text:style-name="T4">Esquisse pyrrhoniennes</text:span></text:p>
                        </text:list-header>
                      </text:list>
                    </text:list-item>
                  </text:list>
                </text:list-item>
              </text:list>
            </text:list-item>
            <text:list-item>
              <text:p text:style-name="P15">Les arguments qui portent sur l’observation, sur la perception de la réalité</text:p>
              <text:list>
                <text:list-item>
                  <text:p text:style-name="P16">Les erreurs des sens</text:p>
                  <text:list>
                    <text:list-header>
                      <text:p text:style-name="P15">Erreur selon la distance</text:p>
                      <text:list>
                        <text:list-header>
                          <text:p text:style-name="P15">Une tour qui de loin paraît ronde, de près est carrée</text:p>
                          <text:p text:style-name="P15">Le soleil semble plus petit qu’il ne l’est vraiment</text:p>
                        </text:list-header>
                      </text:list>
                      <text:p text:style-name="P15">Erreur selon le lieu</text:p>
                      <text:list text:continue-numbering="true">
                        <text:list-header>
                          <text:p text:style-name="P15">Un bâton droit apparaît brisé dans l’eau</text:p>
                        </text:list-header>
                      </text:list>
                      <text:p text:style-name="P16">Erreurs selon la position</text:p>
                      <text:list text:continue-numbering="true">
                        <text:list-header>
                          <text:p text:style-name="P16">Le tableau renversé en arrière paraît plat, mais sous un certain angle montre des reliefs</text:p>
                          <text:list>
                            <text:list-header>
                              <text:p text:style-name="P16">(trompe l’oeil)</text:p>
                            </text:list-header>
                          </text:list>
                          <text:p text:style-name="P16">Le cou du pigeon semble avoir différentes couleurs selon son inclinaison</text:p>
                        </text:list-header>
                      </text:list>
                    </text:list-header>
                  </text:list>
                </text:list-item>
                <text:list-item>
                  <text:p text:style-name="P17">Il y a une double relativité : </text:p>
                  <text:list>
                    <text:list-header>
                      <text:p text:style-name="P17">Les choses sont relatives à celui qui juge</text:p>
                      <text:list>
                        <text:list-header>
                          <text:p text:style-name="P16">Sextus Empiri<text:span text:style-name="T3">c</text:span>us : </text:p>
                          <text:list>
                            <text:list-header>
                              <text:p text:style-name="P16">Quand nous appuyons sur un œil, les choses semblent différentes</text:p>
                            </text:list-header>
                          </text:list>
                          <text:p text:style-name="P16">Nous pouvons dire ce qu’est un objet en tant que nous la percevons, </text:p>
                          <text:p text:style-name="P16">Mais nous ne pouvons dire ce qu’il est par nature</text:p>
                        </text:list-header>
                      </text:list>
                      <text:p text:style-name="P18">Les choses sont relatives entre elles</text:p>
                      <text:list text:continue-numbering="true">
                        <text:list-header>
                          <text:p text:style-name="P18">La gauche est relative à la droite</text:p>
                          <text:p text:style-name="P18">Le haut est relatif au bas</text:p>
                          <text:p text:style-name="P18">Le grand est relatif au petit</text:p>
                        </text:list-header>
                      </text:list>
                    </text:list-header>
                  </text:list>
                </text:list-item>
              </text:list>
            </text:list-item>
          </text:list>
        </text:list-item>
      </text:list>
      <text:p text:style-name="P5"/>
      <text:list xml:id="list91129643564028" text:continue-numbering="true" text:style-name="L3">
        <text:list-item>
          <text:list>
            <text:list-item>
              <text:p text:style-name="P28"><text:span text:style-name="T3">U</text:span>ne série d’arguments pour prouver qu’on ne peut atteindre la vérité</text:p>
              <text:list>
                <text:list-item>
                  <text:p text:style-name="P19">L’argument de la régression à l’infini</text:p>
                  <text:list>
                    <text:list-header>
                      <text:p text:style-name="P19"><text:span text:style-name="T2">T</text:span>out B et A, tout C est B, donc tout C est A</text:p>
                      <text:p text:style-name="P18"><text:span text:style-name="T2">Un e</text:span>xemple :</text:p>
                      <text:list>
                        <text:list-header>
                          <text:p text:style-name="P18">Le ciel est beau, parce qu’il est bleu </text:p>
                          <text:p text:style-name="P18">→ Tout ce qui est bleu est beau, <text:span text:style-name="T2">parce que tout le monde le juge ainsi </text:span></text:p>
                          <text:list>
                            <text:list-header>
                              <text:p text:style-name="P18">→<text:span text:style-name="T2"> Tout ce qui est jugé beau par tous </text:span></text:p>
                            </text:list-header>
                          </text:list>
                        </text:list-header>
                      </text:list>
                      <text:p text:style-name="P20">Mais finalement on ne prouve rien car chaque preuve a besoin d’être prouvée </text:p>
                    </text:list-header>
                  </text:list>
                </text:list-item>
                <text:list-item>
                  <text:p text:style-name="P20">Le mode de l’hypothèse </text:p>
                  <text:list>
                    <text:list-header>
                      <text:p text:style-name="P20">Pour éviter la régression à l’infini, on va s’arrêter à un argument donné qu’on va supposer vrai </text:p>
                      <text:p text:style-name="P20">Cette proposition à laquelle on va s’arrêter va être à l’état d’hypothèse et ne sera pas démontrée </text:p>
                      <text:p text:style-name="P20">Dès lors, toutes les propositions qui en dépendent ne seront pas démontrées</text:p>
                    </text:list-header>
                  </text:list>
                </text:list-item>
                <text:list-item>
                  <text:p text:style-name="P20">Le diallèle, ou cercle vicieux </text:p>
                  <text:list>
                    <text:list-header>
                      <text:p text:style-name="P21">Cela consiste à prouver une proposition A par une proposition B, et on prouve la proposition B par la proposition A </text:p>
                      <text:p text:style-name="P21">Un exemple <text:span text:style-name="T6">par</text:span> <text:span text:style-name="T6">Descartes</text:span></text:p>
                      <text:list>
                        <text:list-header>
                          <text:p text:style-name="P23">Il faut croire qu’il y a un Dieu parce que c’est enseigné dans les Saintes Écritures, mais il faut croire en ces Saintes Écritures parce qu’elles viennent de Dieu. </text:p>
                        </text:list-header>
                      </text:list>
                      <text:p text:style-name="P23">Comme ces propositions se prouvent l’une de l’autre, cela revient à dire que la thèse se prouve elle-même </text:p>
                      <text:p text:style-name="P23">Parfois, le cercle peut impliquer plusieurs propositions, ce qui fait que c’est difficile de le voir. </text:p>
                    </text:list-header>
                  </text:list>
                </text:list-item>
              </text:list>
            </text:list-item>
            <text:list-item>
              <text:p text:style-name="P23">Deux manières de comprendre les arguments sceptiques :</text:p>
              <text:list>
                <text:list-item>
                  <text:p text:style-name="P23">Le scepticisme académique </text:p>
                  <text:list>
                    <text:list-header>
                      <text:p text:style-name="P23">Revient à dire que la connaissance est impossible, </text:p>
                      <text:p text:style-name="P23">Qu’on ne peut pas atteindre la vérité </text:p>
                      <text:list>
                        <text:list-header>
                          <text:p text:style-name="P23">Mais ceci est dogmatique (contraire de sceptique) </text:p>
                          <text:p text:style-name="P23">L’affirmation qu’on ne peut atteindre la vérité est une vérité </text:p>
                        </text:list-header>
                      </text:list>
                    </text:list-header>
                  </text:list>
                </text:list-item>
                <text:list-item>
                  <text:p text:style-name="P23">Le scepticisme pyrrhonien </text:p>
                  <text:list>
                    <text:list-header>
                      <text:p text:style-name="P23">Plus cohérent : </text:p>
                      <text:p text:style-name="P23">On ne conclut pas qu’on ne peut atteindre la vérité, et on cherche encore </text:p>
                      <text:p text:style-name="P23">S’arrêter à une conclusion, c’est admettre un vérité </text:p>
                    </text:list-header>
                  </text:list>
                </text:list-item>
              </text:list>
              <text:p text:style-name="P23"/>
              <text:p text:style-name="P24">Les raisonnements des sceptiques conduisent à des conclusions extrêmement déroutantes. Se pourrait-il qu’on ne puisse rien affirmer avec certitude ? N’est-il pas possible de trouver ne serait-ce qu’une certitude absolue ?</text:p>
              <text:p text:style-name="P24"/>
            </text:list-item>
          </text:list>
        </text:list-item>
      </text:list>
      <text:p text:style-name="P9"/>
      <text:list xml:id="list91129906820398" text:continue-numbering="true" text:style-name="L3">
        <text:list-item>
          <text:p text:style-name="P29">La possibilité d’atteindre la vérité grâce au doute</text:p>
          <text:p text:style-name="P24">Le doute de Descartes semble différent du doute sceptique. </text:p>
          <text:p text:style-name="P24">C’est un doute méthodique (= qui est volontaire) et radical. </text:p>
          <text:list>
            <text:list-header>
              <text:p text:style-name="P24">Il va assimiler le douteux au faux </text:p>
            </text:list-header>
          </text:list>
          <text:p text:style-name="P24"/>
          <text:p text:style-name="P24">Descartes : <text:span text:style-name="T4">Méditations métaphysiques</text:span> (1641) (Manuel p.10<text:span text:style-name="T7">3-114</text:span>)</text:p>
          <text:list text:continue-numbering="true">
            <text:list-header>
              <text:p text:style-name="P25">Descartes remarque que beaucoup de choses qu’il a prit pour vraies étaient fausses. </text:p>
              <text:p text:style-name="P25">Il veut refonder toutes les sciences. Il s’est isolé pour cela. </text:p>
              <text:p text:style-name="P25">« Le moindre sujet de douter que j’y trouverai, suffira pour me les faire toutes rejeter »</text:p>
              <text:p text:style-name="P26">Ne pouvant s’attaquer à toute l’infinité d’opinions, il commence par s’attaquer à ce sur quoi repose ces opinions, les fondements premiers. </text:p>
            </text:list-header>
            <text:list-item>
              <text:p text:style-name="P26"><text:span text:style-name="T8">Les étapes du doute :</text:span></text:p>
              <text:list>
                <text:list-item>
                  <text:p text:style-name="P27">Les sens </text:p>
                  <text:list>
                    <text:list-header>
                      <text:p text:style-name="P27">Il a apprit beaucoup par les sens. Cependant, les sens sont parfois trompeurs. </text:p>
                      <text:p text:style-name="P27">Mais l’attaque contre les sens ne porte que sur « les chose peu sensibles et fort éloignées ». Il y a des choses qui ne sont pas raisonnables de douter. </text:p>
                      <text:p text:style-name="P27">Il évoque la possibilité de la folie, mais il élimine cet argument grâce à un argument plus probable : l’argument du rêve. </text:p>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367" officeooo:paragraph-rsid="001cf3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Peut-on atteindre la vérité ?</text:p>
      </style:header>
      <style:footer>
        <text:p text:style-name="Footer"><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57:37.821000000</meta:creation-date>
    <dc:date>2019-02-18T09:11:26.305000000</dc:date>
    <meta:editing-duration>PT36M9S</meta:editing-duration>
    <meta:editing-cycles>7</meta:editing-cycles>
    <meta:generator>LibreOffice/5.1.6.2$Windows_x86 LibreOffice_project/07ac168c60a517dba0f0d7bc7540f5afa45f0909</meta:generator>
    <meta:document-statistic meta:table-count="0" meta:image-count="0" meta:object-count="0" meta:page-count="4" meta:paragraph-count="97" meta:word-count="974" meta:character-count="5547" meta:non-whitespace-character-count="4630"/>
  </office:meta>
</office:document-meta>
</file>